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d078" officeooo:paragraph-rsid="001bd078"/>
    </style:style>
    <style:style style:name="P2" style:family="paragraph" style:parent-style-name="Standard">
      <style:paragraph-properties fo:break-before="page"/>
      <style:text-properties officeooo:rsid="001bd078" officeooo:paragraph-rsid="001bd0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men and cats will do as they please, and men and dogs should relax and get used to the idea.</text:p>
      <text:p text:style-name="P2">Never underestimate the power of human stupidity.</text:p>
      <text:p text:style-name="P2">I never learned from a man who agreed with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7:16:24.282290000</meta:creation-date>
    <dc:date>2014-10-26T17:21:13.490103000</dc:date>
    <meta:editing-duration>PT4M49S</meta:editing-duration>
    <meta:editing-cycles>1</meta:editing-cycles>
    <meta:document-statistic meta:table-count="0" meta:image-count="0" meta:object-count="0" meta:page-count="3" meta:paragraph-count="3" meta:word-count="37" meta:character-count="189" meta:non-whitespace-character-count="155"/>
    <meta:generator>LibreOffice/4.3.2.2$MacOSX_X86_64 LibreOffice_project/edfb5295ba211bd31ad47d0bad0118690f76407d</meta:generator>
  </office:meta>
</office:document-meta>
</file>